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4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59mm" fo:break-before="auto" style:use-optimal-row-height="fals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1023" table:default-cell-style-name="ce1"/>
        <table:table-row table:style-name="ro2">
          <table:table-cell office:value-type="string" calcext:value-type="string">
            <text:p>Задача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реднесписочное число рабочих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Отработанно рабочими человеко дней</text:p>
          </table:table-cell>
          <table:table-cell office:value-type="float" office:value="110790" calcext:value-type="float">
            <text:p>1107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исло человеко-дней <text:s/>целодневных простоев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исло человеко дней неявок на работу всего</text:p>
          </table:table-cell>
          <table:table-cell office:value-type="float" office:value="71700" calcext:value-type="float">
            <text:p>717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 том числ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жегодные отпуска</text:p>
          </table:table-cell>
          <table:table-cell office:value-type="float" office:value="9000" calcext:value-type="float">
            <text:p>9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учебные отпуска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отпуска в связи с родами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еявки по болезни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прочие неявки <text:s/>разрешенные законом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еявки с разрешения администрации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прогулы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исло человеко дней праздничных и выходных</text:p>
          </table:table-cell>
          <table:table-cell office:value-type="float" office:value="56500" calcext:value-type="float">
            <text:p>56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исло отработанных человекочасов всего</text:p>
          </table:table-cell>
          <table:table-cell office:value-type="float" office:value="875241" calcext:value-type="float">
            <text:p>8752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 том числе сверхурочно</text:p>
          </table:table-cell>
          <table:table-cell office:value-type="float" office:value="11079" calcext:value-type="float">
            <text:p>1107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. Календарный табельный и максимальнофвозможный <text:s/>фонды рабочего времени и их отноительные показатели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Среднюю фактическую длительность рабочего период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 Среднюю фактическую длительность рабочего дня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65 календарный период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12:05:30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S</meta:editing-duration>
    <meta:editing-cycles>3</meta:editing-cycles>
    <meta:generator>LibreOffice/5.3.0.3$Windows_x86 LibreOffice_project/7074905676c47b82bbcfbea1aeefc84afe1c50e1</meta:generator>
    <dc:date>2017-04-12T12:15:08.027000000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